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ce style:name="OpenSymbol" svg:font-family="OpenSymbol"/>
    <style:font-face style:name="Courier1" svg:font-family="Courier" style:font-family-generic="modern" style:font-pitch="fixed"/>
    <style:font-face style:name="Courier" svg:font-family="Courier" style:font-adornments="Regolare"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Gill Sans3" svg:font-family="'Gill Sans'" style:font-family-generic="swiss" style:font-pitch="variable"/>
    <style:font-face style:name="Gill Sans1" svg:font-family="'Gill Sans'" style:font-adornments="Corsivo" style:font-family-generic="swiss" style:font-pitch="variable"/>
    <style:font-face style:name="Gill Sans" svg:font-family="'Gill Sans'" style:font-adornments="Grassetto" style:font-family-generic="swiss" style:font-pitch="variable"/>
    <style:font-face style:name="Gill Sans2" svg:font-family="'Gill Sans'" style:font-adornments="Legger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break-before="page"/>
      <style:text-properties fo:font-weight="bold" style:font-weight-asian="bold" style:font-weight-complex="bold"/>
    </style:style>
    <style:style style:name="P2" style:family="paragraph" style:parent-style-name="Standard">
      <style:text-properties officeooo:rsid="001afdce"/>
    </style:style>
    <style:style style:name="P3" style:family="paragraph" style:parent-style-name="Standard">
      <style:text-properties officeooo:rsid="001afdce" officeooo:paragraph-rsid="001ef5a5"/>
    </style:style>
    <style:style style:name="P4" style:family="paragraph" style:parent-style-name="Standard">
      <style:text-properties officeooo:rsid="001afdce" officeooo:paragraph-rsid="001f9959"/>
    </style:style>
    <style:style style:name="P5" style:family="paragraph" style:parent-style-name="da_20_fare">
      <style:text-properties fo:color="#000000" style:font-name="Arial1" fo:font-size="10pt" fo:font-weight="normal" officeooo:rsid="001afdce" officeooo:paragraph-rsid="001c5d20" fo:background-color="transparent"/>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6"/>
    <style:style style:name="P22" style:family="paragraph" style:parent-style-name="Standard" style:list-style-name="L17"/>
    <style:style style:name="P23" style:family="paragraph" style:parent-style-name="Standard" style:list-style-name="L18"/>
    <style:style style:name="P24" style:family="paragraph" style:parent-style-name="Standard" style:list-style-name="L19"/>
    <style:style style:name="P25" style:family="paragraph" style:parent-style-name="Standard" style:list-style-name="L20"/>
    <style:style style:name="P26" style:family="paragraph" style:parent-style-name="Standard" style:list-style-name="L20">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7" style:family="paragraph" style:parent-style-name="Standard" style:list-style-name="L20">
      <style:text-properties fo:font-weight="bold" style:font-weight-asian="bold" style:font-weight-complex="bold"/>
    </style:style>
    <style:style style:name="P28" style:family="paragraph" style:parent-style-name="Standard" style:list-style-name="L20">
      <style:text-properties style:font-name="Gill Sans2"/>
    </style:style>
    <style:style style:name="P29" style:family="paragraph" style:parent-style-name="Standard" style:list-style-name="L20">
      <style:text-properties officeooo:rsid="001afdce"/>
    </style:style>
    <style:style style:name="P30" style:family="paragraph" style:parent-style-name="Standard">
      <style:text-properties officeooo:rsid="001afdce" officeooo:paragraph-rsid="00205d35"/>
    </style:style>
    <style:style style:name="P31" style:family="paragraph" style:parent-style-name="da_20_fare" style:list-style-name="L24">
      <style:text-properties fo:color="#000000"/>
    </style:style>
    <style:style style:name="P32" style:family="paragraph" style:parent-style-name="da_20_fare" style:list-style-name="L20">
      <style:text-properties fo:color="#000000" style:font-name="Arial1" fo:font-size="10pt"/>
    </style:style>
    <style:style style:name="P33" style:family="paragraph" style:parent-style-name="da_20_fare" style:list-style-name="L20">
      <style:text-properties fo:color="#000000" style:font-name="Arial1" fo:font-size="10pt" fo:font-weight="normal" officeooo:rsid="001afdce" officeooo:paragraph-rsid="001c5d20" fo:background-color="transparent"/>
    </style:style>
    <style:style style:name="P34" style:family="paragraph" style:parent-style-name="da_20_fare" style:list-style-name="L20">
      <style:text-properties fo:color="#000000" style:font-name="Arial1" fo:font-size="10pt" fo:font-weight="normal" officeooo:rsid="001afdce" officeooo:paragraph-rsid="001ef5a5" fo:background-color="transparent"/>
    </style:style>
    <style:style style:name="P35" style:family="paragraph" style:parent-style-name="da_20_fare" style:list-style-name="L20">
      <style:text-properties fo:color="#000000" style:font-name="Arial1" fo:font-size="10pt" fo:font-weight="normal" officeooo:rsid="001afdce" officeooo:paragraph-rsid="00205d35" fo:background-color="transparent"/>
    </style:style>
    <style:style style:name="P36" style:family="paragraph" style:parent-style-name="da_20_fare" style:list-style-name="L20">
      <style:text-properties fo:color="#000000" style:font-name="Arial1" fo:font-size="10pt" fo:font-weight="normal" officeooo:rsid="001afdce" officeooo:paragraph-rsid="0021a1e5" fo:background-color="transparent"/>
    </style:style>
    <style:style style:name="P37" style:family="paragraph" style:parent-style-name="da_20_fare" style:list-style-name="L20">
      <style:text-properties fo:color="#000000" style:font-name="Arial1" fo:font-size="10pt" fo:font-weight="normal" officeooo:rsid="001ef5a5" officeooo:paragraph-rsid="001ef5a5" fo:background-color="transparent"/>
    </style:style>
    <style:style style:name="P38" style:family="paragraph" style:parent-style-name="da_20_fare" style:list-style-name="L20">
      <style:text-properties fo:color="#000000" style:font-name="Arial1" fo:font-size="10pt" fo:font-weight="normal" officeooo:rsid="001ef5a5" officeooo:paragraph-rsid="00205d35" fo:background-color="transparent"/>
    </style:style>
    <style:style style:name="P39" style:family="paragraph" style:parent-style-name="da_20_fare" style:list-style-name="L20">
      <style:text-properties fo:color="#000000" style:font-name="Arial1" fo:font-size="10pt" fo:font-weight="normal" officeooo:rsid="001f1d17" officeooo:paragraph-rsid="001f1d17" fo:background-color="transparent"/>
    </style:style>
    <style:style style:name="P40" style:family="paragraph" style:parent-style-name="da_20_fare" style:list-style-name="L20">
      <style:text-properties fo:color="#000000" style:font-name="Arial1" fo:font-size="10pt" fo:font-weight="normal" officeooo:rsid="001f9959" officeooo:paragraph-rsid="001f9959" fo:background-color="transparent"/>
    </style:style>
    <style:style style:name="P41" style:family="paragraph" style:parent-style-name="da_20_fare" style:list-style-name="L20">
      <style:text-properties fo:color="#ff0000" fo:font-weight="normal" style:font-weight-asian="normal" style:font-weight-complex="normal"/>
    </style:style>
    <style:style style:name="P42" style:family="paragraph" style:parent-style-name="da_20_fare" style:list-style-name="L20">
      <style:text-properties fo:color="#ff0000"/>
    </style:style>
    <style:style style:name="P43" style:family="paragraph" style:parent-style-name="da_20_fare" style:list-style-name="L20">
      <style:text-properties fo:color="#ff0000" officeooo:paragraph-rsid="001c5d20"/>
    </style:style>
    <style:style style:name="P44" style:family="paragraph" style:parent-style-name="da_20_fare" style:list-style-name="L20">
      <style:text-properties fo:color="#ff0000" style:font-name="Arial1" fo:font-size="10pt" officeooo:rsid="001c5d20" officeooo:paragraph-rsid="001c5d20"/>
    </style:style>
    <style:style style:name="P45" style:family="paragraph" style:parent-style-name="da_20_fare" style:list-style-name="L20">
      <style:text-properties style:font-name="Arial1" fo:font-size="10pt"/>
    </style:style>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text-properties fo:font-style="normal" style:font-style-asian="normal" style:font-style-complex="normal"/>
    </style:style>
    <style:style style:name="P49" style:family="paragraph" style:parent-style-name="Text_20_body" style:list-style-name="L24"/>
    <style:style style:name="P50" style:family="paragraph" style:parent-style-name="Text_20_body" style:list-style-name="L20"/>
    <style:style style:name="P51" style:family="paragraph" style:parent-style-name="Text_20_body" style:list-style-name="L20">
      <style:text-properties style:font-name="Arial1" fo:font-size="10pt" officeooo:paragraph-rsid="001afdce"/>
    </style:style>
    <style:style style:name="P52" style:family="paragraph" style:parent-style-name="Heading_20_2">
      <style:text-properties fo:font-style="normal" style:font-style-asian="normal" style:font-style-complex="normal"/>
    </style:style>
    <style:style style:name="P53" style:family="paragraph" style:parent-style-name="Heading_20_2">
      <style:text-properties fo:font-weight="bold" style:font-weight-asian="bold" style:font-weight-complex="bold"/>
    </style:style>
    <style:style style:name="P54" style:family="paragraph" style:parent-style-name="Heading_20_2">
      <style:text-properties fo:font-weight="bold" officeooo:rsid="001afdce" style:font-weight-asian="bold" style:font-weight-complex="bold"/>
    </style:style>
    <style:style style:name="P55" style:family="paragraph" style:parent-style-name="Heading_20_2">
      <style:text-properties fo:font-weight="bold" officeooo:rsid="001afdce" officeooo:paragraph-rsid="001afdce" style:font-weight-asian="bold" style:font-weight-complex="bold"/>
    </style:style>
    <style:style style:name="P56" style:family="paragraph" style:parent-style-name="Heading_20_2">
      <style:text-properties fo:font-weight="bold" officeooo:rsid="001afdce" officeooo:paragraph-rsid="001ef5a5" style:font-weight-asian="bold" style:font-weight-complex="bold"/>
    </style:style>
    <style:style style:name="P57" style:family="paragraph" style:parent-style-name="Heading_20_2">
      <style:text-properties fo:font-weight="bold" officeooo:rsid="001afdce" officeooo:paragraph-rsid="001f9959" style:font-weight-asian="bold" style:font-weight-complex="bold"/>
    </style:style>
    <style:style style:name="P58" style:family="paragraph" style:parent-style-name="Heading_20_2">
      <style:text-properties fo:font-weight="bold" officeooo:rsid="001afdce" officeooo:paragraph-rsid="00205d35" style:font-weight-asian="bold" style:font-weight-complex="bold"/>
    </style:style>
    <style:style style:name="P59" style:family="paragraph" style:parent-style-name="Heading_20_2">
      <style:text-properties fo:color="#000000" fo:font-weight="bold" style:font-weight-asian="bold" style:font-weight-complex="bold"/>
    </style:style>
    <style:style style:name="P60" style:family="paragraph" style:parent-style-name="Heading_20_2">
      <style:text-properties style:font-name="Gill Sans1" fo:font-size="12pt" fo:font-style="italic" fo:font-weight="bold" officeooo:rsid="001afdce" officeooo:paragraph-rsid="001d5fd5" style:font-name-asian="Arial Unicode MS" style:font-size-asian="14pt" style:font-style-asian="italic" style:font-weight-asian="bold" style:font-name-complex="Arial Unicode MS" style:font-size-complex="14pt" style:font-style-complex="italic" style:font-weight-complex="bold"/>
    </style:style>
    <style:style style:name="P61" style:family="paragraph" style:parent-style-name="Heading_20_2">
      <style:paragraph-properties fo:margin-top="0.423cm" fo:margin-bottom="0.212cm" style:contextual-spacing="false" fo:keep-with-next="always"/>
      <style:text-properties fo:color="#000000" style:font-name="Gill Sans3" fo:font-size="12pt" fo:font-weight="bold" style:font-name-asian="Arial Unicode MS" style:font-size-asian="12pt" style:font-weight-asian="bold" style:font-name-complex="Arial Unicode MS" style:font-size-complex="12pt" style:font-weight-complex="bold"/>
    </style:style>
    <style:style style:name="T1" style:family="text">
      <style:text-properties fo:font-style="normal" style:font-style-asian="normal" style:font-style-complex="normal"/>
    </style:style>
    <style:style style:name="T2" style:family="text">
      <style:text-properties style:text-underline-style="solid" style:text-underline-width="auto" style:text-underline-color="font-color"/>
    </style:style>
    <style:style style:name="T3" style:family="text">
      <style:text-properties fo:color="#41cc45" style:font-name="Courier1" fo:font-size="11pt" fo:font-style="normal" style:text-underline-style="solid" style:text-underline-width="auto" style:text-underline-color="font-color" fo:font-weight="bold" style:font-name-asian="Menlo-Regular" style:font-size-asian="11pt" style:font-style-asian="normal" style:font-weight-asian="bold" style:font-name-complex="Menlo-Regular" style:font-size-complex="11pt" style:font-style-complex="normal" style:font-weight-complex="bold"/>
    </style:style>
    <style:style style:name="T4" style:family="text">
      <style:text-properties fo:font-weight="bold" style:font-weight-asian="bold" style:font-weight-complex="bold"/>
    </style:style>
    <style:style style:name="T5" style:family="text">
      <style:text-properties fo:color="#c0c0c0"/>
    </style:style>
    <style:style style:name="T6" style:family="text">
      <style:text-properties style:font-name="Gill Sans2"/>
    </style:style>
    <style:style style:name="T7" style:family="text">
      <style:text-properties fo:font-style="italic" style:font-style-asian="italic" style:font-style-complex="italic"/>
    </style:style>
    <style:style style:name="T8" style:family="text">
      <style:text-properties officeooo:rsid="001afdce"/>
    </style:style>
    <style:style style:name="T9" style:family="text">
      <style:text-properties officeooo:rsid="001d5fd5"/>
    </style:style>
    <style:style style:name="T10" style:family="text">
      <style:text-properties officeooo:rsid="001ef5a5"/>
    </style:style>
    <style:style style:name="T11" style:family="text">
      <style:text-properties officeooo:rsid="001f9959"/>
    </style:style>
    <style:style style:name="T12" style:family="text">
      <style:text-properties officeooo:rsid="001ffbf8"/>
    </style:style>
    <style:style style:name="T13" style:family="text">
      <style:text-properties officeooo:rsid="00205d35"/>
    </style:style>
    <style:style style:name="T14" style:family="text">
      <style:text-properties officeooo:rsid="0021a1e5"/>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ERSION 1.0</text:h>
      <text:h text:style-name="Heading_20_2" text:outline-level="2">build 001</text:h>
      <text:list xml:id="list1037691526941540167" text:style-name="L1">
        <text:list-item>
          <text:list>
            <text:list-item>
              <text:list>
                <text:list-item>
                  <text:p text:style-name="P6">introdurre nel file.conf la probabilità di creazione di un complesso </text:p>
                </text:list-item>
                <text:list-item>
                  <text:p text:style-name="P6">Aggiungere alla creazione della specie la scelta tra complesso o specie e in caso di scelta per complesso determinare la costante di degradazione e il punto di taglio</text:p>
                </text:list-item>
                <text:list-item>
                  <text:p text:style-name="P6">La costante di degradazione fornita in input è il max possibile, per ogni complesso verrà poi determinata la propria. Per le specie tale valore è fissato a 0</text:p>
                </text:list-item>
                <text:list-item>
                  <text:p text:style-name="P6">controllare dove è l'outOFRange nella creazione delle reazioni </text:p>
                </text:list-item>
                <text:list-item>
                  <text:p text:style-name="P6">controllare perché gli ID delle species saltano delle posizioni</text:p>
                </text:list-item>
                <text:list-item>
                  <text:p text:style-name="P6">controllare perché la quantità di specie è zero ogni tanto</text:p>
                </text:list-item>
                <text:list-item>
                  <text:p text:style-name="P6">controllare le variabili di controllo del debug</text:p>
                </text:list-item>
                <text:list-item>
                  <text:p text:style-name="P6">Creare la funzione che controlla la coerenza delle matrici</text:p>
                </text:list-item>
                <text:list-item>
                  <text:p text:style-name="P6">E' STATA SCELTA LA NOMENCLATURA DEI VETTORI C++ -- POS1 = 0</text:p>
                </text:list-item>
                <text:list-item>
                  <text:p text:style-name="P6">sistemare la funzione per il settaggio della costante di precipitazione</text:p>
                </text:list-item>
                <text:list-item>
                  <text:p text:style-name="P6">sistemare la funzione per il settaggio della costante di diffusione</text:p>
                </text:list-item>
                <text:list-item>
                  <text:p text:style-name="P6">INIZIALIZZAZIONE TERMINATA... FARE IL SALVATAGGIO SU FILE DELL'AMBIENTE INIZIALIZZATO</text:p>
                </text:list-item>
                <text:list-item>
                  <text:p text:style-name="P6">Sistemare il precipitation contribute a 0 se settato su 0</text:p>
                </text:list-item>
                <text:list-item>
                  <text:p text:style-name="P6">Aggiungere il fatto che nella ricerca del substrato la reazione deve essere di condensazione.</text:p>
                </text:list-item>
                <text:list-item>
                  <text:p text:style-name="P6">Aggiungere complex formation and cleavage</text:p>
                </text:list-item>
                <text:list-item>
                  <text:p text:style-name="P6">La struttura di Gillespie è pronta, adesso devo creare l'algoritmo che seleziona reazione e tempo al quale avviene, dopo di che effettuare la reazione e creare una lista contenente i tempi e gli score. <text:s/>[row 1033]</text:p>
                </text:list-item>
                <text:list-item>
                  <text:p text:style-name="P6">Creare tutte le reazioni e controllare bene quello che accade....</text:p>
                </text:list-item>
                <text:list-item>
                  <text:p text:style-name="P6">controllo sulla presenza fatto ma NON CONTROLLO SUL FATTO CHE LA SPECIE PRESENTE SIA GIà STATA VALUTATA</text:p>
                </text:list-item>
                <text:list-item>
                  <text:p text:style-name="P6">aggiungere le volte che accade una certa reazione in catalysis e in reaction</text:p>
                </text:list-item>
                <text:list-item>
                  <text:p text:style-name="P6">da qualche parte c'è una reazione che porta una specie non valutata ad avere un valore iniziale clamoroso [probabilmente è una creazione di complesso]</text:p>
                </text:list-item>
                <text:list-item>
                  <text:p text:style-name="P6">Correggere il punto di taglio al momento della creazione di un complesso</text:p>
                </text:list-item>
                <text:list-item>
                  <text:p text:style-name="P6">sistemare le funzioni per la creazione del numero di reazioni catalizzate</text:p>
                </text:list-item>
                <text:list-item>
                  <text:p text:style-name="P6">controllare il funzionamento del seme random inizializzato casualmente</text:p>
                </text:list-item>
                <text:list-item>
                  <text:p text:style-name="P6">Implementare rumore nella creazione del numero di reazioni</text:p>
                </text:list-item>
                <text:list-item>
                  <text:p text:style-name="P6">Quando avviene una reazione di degradazione del complesso creo i prodotti e valuto le reazioni che questi possono catalizzare.</text:p>
                </text:list-item>
                <text:list-item>
                  <text:p text:style-name="P6">Un complesso non può fare nulla</text:p>
                </text:list-item>
                <text:list-item>
                  <text:p text:style-name="P6">Se la specie virtuale create da una reazione viene poi selezionata bisogna settarle anche i parametri esistenziali</text:p>
                </text:list-item>
                <text:list-item>
                  <text:p text:style-name="P6">Implementare il controllo sul fatto che se una specie catalizza una reazione non può automaticamente catalizzare la reazione inversa.</text:p>
                </text:list-item>
                <text:list-item>
                  <text:p text:style-name="P6">controllare perché alcune specie prodotte non vengono valutate</text:p>
                </text:list-item>
                <text:list-item>
                  <text:p text:style-name="P6">vengono create delle reazioni doppie, sia la diretta che l'inversa per un unico catalizzatore</text:p>
                </text:list-item>
                <text:list-item>
                  <text:p text:style-name="P6">Tolto la possibilità ai complessi di fare qualcosa, adesso aggiungo al controllo di coerenza che i complessi siano sempre non evaluated e che non compaiano all'interno delle reazioni catalizzate</text:p>
                </text:list-item>
                <text:list-item>
                  <text:p text:style-name="P6">I complessi non devono essere inseriti nelle specie papabili per le reazioni</text:p>
                </text:list-item>
                <text:list-item>
                  <text:p text:style-name="P6"><text:tab/>Implementare la precipitazione come funzione della lunghezza. Al momento della creazione di una specie più lunga di L, viene definita una probabilità proporzionale alla lunghezza che definisce la specie come precipitata ed ogni volta che viene create una molecola appartenente a quella specie questa non viene considerata. La funzione dovrebbe essere 0 fino ad un certo punto per poi salire come una logistica. In pratica aggiungere una variabile che mi definisce il fatto che una specie sia precipitata o meno</text:p>
                </text:list-item>
                <text:list-item>
                  <text:p text:style-name="P6">!!!!!! Gillespie:: implementare influx efflux</text:p>
                </text:list-item>
                <text:list-item>
                  <text:p text:style-name="P6">Controllare perché quando viene create una specie uguale ad un'altra durante l'inizializzazione per tutti i tentativi vengono craete specie identiche</text:p>
                </text:list-item>
                <text:list-item>
                  <text:p text:style-name="P6">Controllare l'algoritmo di poisson e verificare cosa accade quando viene creato un numero <text:soft-page-break/>negativo di reazioni</text:p>
                </text:list-item>
                <text:list-item>
                  <text:p text:style-name="P6">Aggiungere il parametro che controlla il fatto che il software può essere utilizzato anche solamente per creare il mondo, e non necessariamente per simularlo</text:p>
                </text:list-item>
                <text:list-item>
                  <text:p text:style-name="P6">Possibilità di vincolare la condensazione ad un unico substrato e non entrambi... (fare dei test)</text:p>
                </text:list-item>
                <text:list-item>
                  <text:p text:style-name="P6">controllare che non dia errori quando non avvengono reazioni ma semplicemente un messaggio e si passi alla simulazione successiva</text:p>
                </text:list-item>
                <text:list-item>
                  <text:p text:style-name="P6">Correggere il bug sul calcolo dello score di Gillespie in presenza di due molecole uguali (M1*(M1-1))/2</text:p>
                </text:list-item>
              </text:list>
            </text:list-item>
          </text:list>
        </text:list-item>
      </text:list>
      <text:h text:style-name="Heading_20_2" text:outline-level="2">build002</text:h>
      <text:list xml:id="list6482825160756605250" text:style-name="L2">
        <text:list-item>
          <text:list>
            <text:list-item>
              <text:list>
                <text:list-item>
                  <text:p text:style-name="P7">Risolto un bug relativo all'assegnazione provvisoria di un ID alle specie nuove da valutare, se venivano crate due specie nuove da una reazione di cleavage veniva loro assegnato lo stesso identificatore temporaneo. </text:p>
                </text:list-item>
              </text:list>
            </text:list-item>
          </text:list>
        </text:list-item>
      </text:list>
      <text:h text:style-name="Heading_20_2" text:outline-level="2">build003</text:h>
      <text:list xml:id="list5284514155466943374" text:style-name="L3">
        <text:list-item>
          <text:list>
            <text:list-item>
              <text:list>
                <text:list-item>
                  <text:p text:style-name="P8">Risolto un bug relativo alla scelta casuale della reazione all'interno della struttura di Gillespie</text:p>
                </text:list-item>
              </text:list>
            </text:list-item>
          </text:list>
        </text:list-item>
      </text:list>
      <text:h text:style-name="Heading_20_2" text:outline-level="2">build004</text:h>
      <text:list xml:id="list2144845730563107191" text:style-name="L4">
        <text:list-item>
          <text:list>
            <text:list-item>
              <text:list>
                <text:list-item>
                  <text:p text:style-name="P9">Sistemare la funzione per la creazione del numero di molecole iniziali considerando come parametro d'ingresso tre diverse distribuzioni: uniforme, teorica ed ottimizzata e considerare anche come parametro d'ingresso il molecule enhancement</text:p>
                </text:list-item>
                <text:list-item>
                  <text:p text:style-name="P9">Modificare la dinamica non in termine di reazioni ma di tempo fisico. Introdurre un parametro che mi definisce la lunghezza in secondi e il numero di reazioni massimo (riciclare reaction Numbers)</text:p>
                </text:list-item>
              </text:list>
            </text:list-item>
          </text:list>
        </text:list-item>
      </text:list>
      <text:h text:style-name="Heading_20_2" text:outline-level="2">build005</text:h>
      <text:list xml:id="list3172172867956139591" text:style-name="L5">
        <text:list-item>
          <text:list>
            <text:list-item>
              <text:list>
                <text:list-item>
                  <text:p text:style-name="P10">Fatto in modo che durante il refill venga ricaricato un numero di molecole dello stesso ordine di grandezza iniziale</text:p>
                </text:list-item>
              </text:list>
            </text:list-item>
          </text:list>
        </text:list-item>
      </text:list>
      <text:h text:style-name="Heading_20_2" text:outline-level="2">build006</text:h>
      <text:list xml:id="list3422887440686939868" text:style-name="L6">
        <text:list-item>
          <text:list>
            <text:list-item>
              <text:list>
                <text:list-item>
                  <text:p text:style-name="P11">Sensato considerare solo la possibilità di creazioni complessi asimmetrica</text:p>
                </text:list-item>
                <text:list-item>
                  <text:p text:style-name="P11">Eliminare i file con le matrici di adiacenza</text:p>
                </text:list-item>
                <text:list-item>
                  <text:p text:style-name="P11">Emilinare stampe di GILLESPIE <text:s/></text:p>
                </text:list-item>
                <text:list-item>
                  <text:p text:style-name="P11">Stampare le strutture ogni PARAMETRO passi</text:p>
                </text:list-item>
                <text:list-item>
                  <text:p text:style-name="P11">Ad ogni reazione di cleavage o condensation stampare stampare su due file</text:p>
                  <text:list>
                    <text:list-item>
                      <text:p text:style-name="P11">time, id_cat id_mol_I, II, III, rct_type</text:p>
                    </text:list-item>
                    <text:list-item>
                      <text:p text:style-name="P11">Lista delle specie vive</text:p>
                    </text:list-item>
                  </text:list>
                </text:list-item>
                <text:list-item>
                  <text:p text:style-name="P11">Ottimizzare la funzione per la degradazione del complesso. Invece di valutare le due molecole semplicemente so chi sono e incremento, ottimizzare inserendo all'interno delle specie due variabili relativi agli ID che formano i complessi. Aggiungo un altro costruttore per non toccare quello vecchio</text:p>
                </text:list-item>
                <text:list-item>
                  <text:p text:style-name="P11">All'interno del file times inserire anche il tipo di reazione che avviene</text:p>
                </text:list-item>
              </text:list>
            </text:list-item>
          </text:list>
        </text:list-item>
      </text:list>
      <text:h text:style-name="Heading_20_2" text:outline-level="2">build007</text:h>
      <text:list xml:id="list4494702677899002053" text:style-name="L7">
        <text:list-item>
          <text:list>
            <text:list-item>
              <text:list>
                <text:list-item>
                  <text:p text:style-name="P12">Modificare la funzione di refill.. provare a fare in modo che a ogni reazioni venga immesso un numero di molecole</text:p>
                </text:list-item>
                <text:list-item>
                  <text:p text:style-name="P12">Introdurre due parametri per le simulazioni del future adjacence possibile: il numero di generazioni ed il numero di rami per generazione (riciclare nSIM)</text:p>
                </text:list-item>
                <text:list-item>
                  <text:p text:style-name="P12">Cambiato la funzione di stampa su file per quel che riguarda i numeri di generazione</text:p>
                </text:list-item>
                <text:list-item>
                  <text:p text:style-name="P12">Nella stampa dei tempi ad ogni reazione viene sostituito l'ID della reazione di Gillespie con la somma di Gillespie</text:p>
                </text:list-item>
              </text:list>
            </text:list-item>
          </text:list>
        </text:list-item>
      </text:list>
      <text:h text:style-name="Heading_20_2" text:outline-level="2">build008</text:h>
      <text:list xml:id="list2924940025466939675" text:style-name="L8">
        <text:list-item>
          <text:list>
            <text:list-item>
              <text:list>
                <text:list-item>
                  <text:p text:style-name="P13">Risolto un piccolo bug nella stampa della quantità per ogni specie vivente, veniva stampato un tab ad inizio riga che era inutile e rischiava di rendere incoerenti i risultati</text:p>
                </text:list-item>
                <text:list-item>
                  <text:p text:style-name="P13"><text:soft-page-break/>Introdurre la vita di ogni specie e le volte in cui questa è rinata</text:p>
                  <text:list>
                    <text:list-item>
                      <text:p text:style-name="P13">Settare l'età iniziale nelle generazioni maggiori di 2</text:p>
                    </text:list-item>
                  </text:list>
                </text:list-item>
                <text:list-item>
                  <text:p text:style-name="P13">Salvare i file dati ogni n sec e non ogni n reaz</text:p>
                </text:list-item>
                <text:list-item>
                  <text:p text:style-name="P13">LINUX porting --&gt; aggiungere parentesi alle funzioni e #include &lt;cstdlib&gt;</text:p>
                </text:list-item>
                <text:list-item>
                  <text:p text:style-name="P13">Un bug nella generazione delle popolazioni iniziali delle generazioni successive alla prima è stato risolto</text:p>
                </text:list-item>
              </text:list>
            </text:list-item>
          </text:list>
        </text:list-item>
      </text:list>
      <text:h text:style-name="Heading_20_2" text:outline-level="2">build009</text:h>
      <text:list xml:id="list2275912105258034989" text:style-name="L9">
        <text:list-item>
          <text:list>
            <text:list-item>
              <text:list>
                <text:list-item>
                  <text:p text:style-name="P14">La funzione che genera il numero di reazioni è stata leggermente modificata per ragioni di sicurezza</text:p>
                </text:list-item>
                <text:list-item>
                  <text:p text:style-name="P14">Corretto un bag che non permetteva la creazione di più di una reazione per catalizzatore, bug introdotto con il controllo dell'assenza di autocatalisi nel firing disk</text:p>
                </text:list-item>
                <text:list-item>
                  <text:p text:style-name="P14">Corretto un bag nel controllo della struttura delle catalisi che non permetteva una corretta ricerca di termini autocatalitici nel firing disk </text:p>
                </text:list-item>
                <text:list-item>
                  <text:p text:style-name="P14">Aggiunto il controllo sul fatto che quando vengono create nuove reazioni come aggiornamento delle esistenti in seguito alla creazione di una nuova specie il catalizzatore non possa catalizzare reazioni per specie sulle quali è già stato valutato</text:p>
                </text:list-item>
                <text:list-item>
                  <text:p text:style-name="P14">La costante di degradazione del complesso è stata fissata al parametro e non è più random tra 0 e il parametro</text:p>
                </text:list-item>
                <text:list-item>
                  <text:p text:style-name="P14">Vietare la nascita di un firing disk contenente cicli autocatalitici </text:p>
                  <text:list>
                    <text:list-item>
                      <text:p text:style-name="P14">evitare innanzitutto l'autocatalisi nel firing disk</text:p>
                    </text:list-item>
                    <text:list-item>
                      <text:p text:style-name="P14">Evitare i cicli di lunghezza 2</text:p>
                    </text:list-item>
                  </text:list>
                </text:list-item>
                <text:list-item>
                  <text:p text:style-name="P14">Controllare il numero di reazione in relazione alla probabilità</text:p>
                </text:list-item>
                <text:list-item>
                  <text:p text:style-name="P14"><text:tab/>Prompt della situazione ogni 1000 reazioni o ad ogni reazioni ad un secondo dalla fine se ancora c'è ancora molto</text:p>
                </text:list-item>
                <text:list-item>
                  <text:p text:style-name="P14">Notifica della nuova specie e del numero di reazioni da lei catalizzate passata nella "SMALL_DEBUG" modality</text:p>
                </text:list-item>
              </text:list>
            </text:list-item>
          </text:list>
        </text:list-item>
      </text:list>
      <text:h text:style-name="Heading_20_2" text:outline-level="2">build010</text:h>
      <text:list xml:id="list472113032703545383" text:style-name="L10">
        <text:list-item>
          <text:list>
            <text:list-item>
              <text:list>
                <text:list-item>
                  <text:p text:style-name="P15">Aggiunta di un parametro di sistema che mi indica l'ultima specie del firing disk nel caso le strutture vengano caricate dall'esterno</text:p>
                </text:list-item>
                <text:list-item>
                  <text:p text:style-name="P15">Corretto un bug riguardante la distribuzione delle specie presenti nel flusso d'ngresso nel momento in cui il firing disk viene caricato da un file output di una simulazione precedente, non deve essere tenuta la distribuzione del file ma quella originale di quel firing disk </text:p>
                </text:list-item>
              </text:list>
            </text:list-item>
          </text:list>
        </text:list-item>
      </text:list>
      <text:h text:style-name="Heading_20_2" text:outline-level="2">build011</text:h>
      <text:h text:style-name="Heading_20_2" text:outline-level="2">build012</text:h>
      <text:list xml:id="list112351236956311138" text:style-name="L11">
        <text:list-item>
          <text:list>
            <text:list-item>
              <text:list>
                <text:list-item>
                  <text:p text:style-name="P16">Correggere un bug che blocca il sistema in mancanza di reazioni possibili</text:p>
                </text:list-item>
                <text:list-item>
                  <text:p text:style-name="P16">Correggere un piccolo bug che crea uno spazio all'inizio della riga se non è presente la specie 0</text:p>
                </text:list-item>
                <text:list-item>
                  <text:p text:style-name="P16">Correggere la documentazione in merito al parametro di distribuzione iniziale della popolazione </text:p>
                </text:list-item>
                <text:list-item>
                  <text:p text:style-name="P16">Inserire un parametro che permetta all'utente di decidere se i "monomeri" possono o meno catalizzare una reazione</text:p>
                </text:list-item>
              </text:list>
            </text:list-item>
          </text:list>
        </text:list-item>
      </text:list>
      <text:h text:style-name="Heading_20_2" text:outline-level="2">Build013</text:h>
      <text:list xml:id="list245316562133435904" text:style-name="L12">
        <text:list-item>
          <text:list>
            <text:list-item>
              <text:list>
                <text:list-item>
                  <text:p text:style-name="P17">Introdurre i parametri concentrazione e volume, sarà poi il sistema a trasformare tutto in molecole </text:p>
                </text:list-item>
              </text:list>
            </text:list-item>
          </text:list>
        </text:list-item>
      </text:list>
      <text:p text:style-name="Standard"><text:tab/></text:p>
      <text:h text:style-name="Heading_20_2" text:outline-level="2">build020</text:h>
      <text:list xml:id="list149459306172803322" text:style-name="L13">
        <text:list-item>
          <text:list>
            <text:list-item>
              <text:list>
                <text:list-item>
                  <text:p text:style-name="P18">INTRODUZIONE REAZIONI INVERSE</text:p>
                  <text:list>
                    <text:list-item>
                      <text:p text:style-name="P18">Una specie non può catalizzare una reazione inversa rispetta ad un'altra in quanto il catalizzatore non cambia la natura della reazione. Modificata la funzione </text:p>
                      <text:list>
                        <text:list-item>
                          <text:p text:style-name="P18">"notInverseReactionAlreadyCatalyzed" nella quale è stato aggiunto un secondo parametro relativo alla seconda specie della struttura reactions in modo da <text:soft-page-break/>discriminare le possibili diverse polimerizzazioni. In più il controllo non viene più fatto solo sul catalizzatore della reazione ma su tutti i catalizzatori presenti</text:p>
                        </text:list-item>
                      </text:list>
                    </text:list-item>
                    <text:list-item>
                      <text:p text:style-name="P18">Eliminare il costrutto IF sul tipo di reazione, in ogni caso vanno create entrambe, la creazione o meno della reazione inversa è controllata da un metaparametro di sistema indicante la presenza o meno delle reazioni inverse</text:p>
                    </text:list-item>
                    <text:list-item>
                      <text:p text:style-name="P18">Corretto bag sul controllo destinato ad evitare la creazione di reazioni inverse </text:p>
                    </text:list-item>
                  </text:list>
                </text:list-item>
                <text:list-item>
                  <text:p text:style-name="P18">Sistemato un bag nel caricamento dei complessi da file, non venivano specificati gli ID del catalizzatore e del substrato formanti il complesso facendo così che i complessi caricati da file fossero sempre formati da 0 e 0 </text:p>
                </text:list-item>
                <text:list-item>
                  <text:p text:style-name="P18">Aggiungere il controllo all'interno dell'algoritmo di Gillespie sul fatto che una specie sia o meno precipitata</text:p>
                </text:list-item>
                <text:list-item>
                  <text:p text:style-name="P18">IL CONTROLLO SULLA PRESENZA DELLA MUTUA CATALISI E DELL'AUTOCATALISI è STATO TEMPORANEAMENTE DISATTIVATO, entrare nell'ordine delle idee che le specie del flusso d'ingresso non catalizzano nulla!!! [environment.cpp -&gt; createReactionsForThisSpecies.576/652, structureCoherenceCheckUp.1608]</text:p>
                </text:list-item>
              </text:list>
            </text:list-item>
          </text:list>
        </text:list-item>
      </text:list>
      <text:h text:style-name="Heading_20_2" text:outline-level="2">Build021</text:h>
      <text:list xml:id="list8539615018753613066" text:style-name="L14">
        <text:list-item>
          <text:list>
            <text:list-item>
              <text:list>
                <text:list-item>
                  <text:p text:style-name="P19">Introdurre il flusso d'ingresso da file esterno… </text:p>
                  <text:list>
                    <text:list-item>
                      <text:p text:style-name="P19">trasformare la struttura del flusso in QList&lt;acs_int&gt; invece che QList&lt;species&gt;</text:p>
                    </text:list-item>
                    <text:list-item>
                      <text:p text:style-name="P19">La funzione getCumWeightProbVecFromAmountOfSpecies è st</text:p>
                    </text:list-item>
                    <text:list-item>
                      <text:p text:style-name="P19">al flusso d'ingresso sono state associate due QList, una per gli ID e una per le probabilità</text:p>
                    </text:list-item>
                    <text:list-item>
                      <text:p text:style-name="P19">La funzione returnSelectionIdFromAWeightProbQListAlreadyNormalized adesso crea lei il vettore delle probabilità cumulative, il suo parametro d'ingresso è un semplice vettore di probabilità con somma 1</text:p>
                    </text:list-item>
                  </text:list>
                </text:list-item>
                <text:list-item>
                  <text:p text:style-name="P19">Un piccolo bug relativo all NON chiusura dei fid ai file aperti in sola lettura per caricare i dati è stato sistemato</text:p>
                </text:list-item>
              </text:list>
            </text:list-item>
          </text:list>
        </text:list-item>
      </text:list>
      <text:h text:style-name="Heading_20_2" text:outline-level="2">Build022</text:h>
      <text:list xml:id="list2121393550172353322" text:style-name="L15">
        <text:list-item>
          <text:list>
            <text:list-item>
              <text:p text:style-name="P20">Corretto un piccolo bag nella stampa del file di configurazione, non veniva stampato un "#"</text:p>
            </text:list-item>
            <text:list-item>
              <text:p text:style-name="P20">é stato risolto un bah relativo alla ricerca del substrato da parte di un complesso</text:p>
            </text:list-item>
            <text:list-item>
              <text:p text:style-name="P20">Risolto un piccolo bah relativo al passaggio tra concentrazioni e numero di molecole durante l'inizializzazione <text:s/></text:p>
            </text:list-item>
            <text:list-item>
              <text:p text:style-name="P20">Risolto un bah relativo all'utilizzo di due diversi time interval tra due reazioni successive, uno per il calcolo del tempo vero, l'altro per l'influx, ora sono uguali</text:p>
            </text:list-item>
            <text:list-item>
              <text:p text:style-name="P20">ENERGIA</text:p>
              <text:list>
                <text:list-item>
                  <text:p text:style-name="P20">Creazione della molecola carrier</text:p>
                </text:list-item>
                <text:list-item>
                  <text:p text:style-name="P20">Creazione delle reazioni endoergoniche ed esoergoniche</text:p>
                </text:list-item>
                <text:list-item>
                  <text:p text:style-name="P20">Eseguire tutti i test sull'energia prima di effettuare simulazioni vere e proprie</text:p>
                </text:list-item>
                <text:list-item>
                  <text:p text:style-name="P20">Creazione della ricarica di ADP -&gt; ATP tramite la risoluzione dell'equazione differenziala associata dATP/dt = K*ADP</text:p>
                </text:list-item>
              </text:list>
            </text:list-item>
          </text:list>
        </text:list-item>
      </text:list>
      <text:h text:style-name="Heading_20_2" text:outline-level="2">Build023</text:h>
      <text:list xml:id="list735589740" text:continue-numbering="true" text:style-name="L15">
        <text:list-item>
          <text:list>
            <text:list-item>
              <text:p text:style-name="P20">Considerare il parametro di inizializzazione energetico riguardante quale molecola della reazione debba essere energizzata, substrato, catalizzatore o entrambi</text:p>
              <text:list>
                <text:list-item>
                  <text:p text:style-name="P20">FARE ATTENZIONE QUANDO E' INDIFFERENTE CARICARE IL SUBSTRATO O IL CATALIZZATORE</text:p>
                  <text:list>
                    <text:list-item>
                      <text:p text:style-name="P20">AL MOMENTO IL SISTEMA NON SA CHI SCARICARE AL MOMENTO DELLA REAZIONE!!!</text:p>
                    </text:list-item>
                    <text:list-item>
                      <text:p text:style-name="P20">NELLA CREAZIONE DELLA STRUTTURA DI GILLESPIE VENGONO PRESE LE CARICHE DAI SUBSTRATI E DAI CATALIZZATORI, DOVREBBERO CREARSI DUE DIVERSE SITUAZIONI</text:p>
                    </text:list-item>
                  </text:list>
                </text:list-item>
                <text:list-item>
                  <text:p text:style-name="P20">FARE ATTENZIONE ALLE REVERSE REACTIONS. AL MOMENTO LA REVERSE VIENE TRATTATA COME LA FORWARD PER QUEL CHE RIGUARDA L'ESSERE O MENO ESOENERGETICA</text:p>
                </text:list-item>
              </text:list>
            </text:list-item>
            <text:list-item>
              <text:p text:style-name="P20">Corretto un bah che non assegnava true in caso di efflux di un complesso</text:p>
            </text:list-item>
            <text:list-item>
              <text:p text:style-name="P20">Il parametro monomerCatalysis è stato modificato in nonCatalyticMaxLength e indica fino a che lunghezza le specie non possono catalizzare reazioni</text:p>
            </text:list-item>
          </text:list>
        </text:list-item>
      </text:list>
      <text:h text:style-name="Heading_20_2" text:outline-level="2"><text:soft-page-break/>Build024</text:h>
      <text:list xml:id="list2074467148695388549" text:style-name="L16">
        <text:list-item>
          <text:list>
            <text:list-item>
              <text:p text:style-name="P21">Creazione <text:s/>del flusso d'ingresso e d'uscita energetico</text:p>
            </text:list-item>
          </text:list>
        </text:list-item>
      </text:list>
      <text:h text:style-name="Heading_20_2" text:outline-level="2">Build025</text:h>
      <text:list xml:id="list1494915231522724547" text:style-name="L17">
        <text:list-item>
          <text:list>
            <text:list-item>
              <text:p text:style-name="P22">Sistemati diversi bug nella fase di reset del numero di specie molecole e complessi, non tutto venita reinizializzato alla cifra giusta tra una simulazione e l'altra aventi lo stesso firing disk e le stesse condizioni iniziali ma con seme random diverso</text:p>
            </text:list-item>
            <text:list-item>
              <text:p text:style-name="P22">Ottimizzazione della funzione di EFFLUX</text:p>
              <text:list>
                <text:list-item>
                  <text:p text:style-name="P22">implementazione flusso d'uscita deterministico nel numero di molecole effettuato, attenzioni a numeri piccoli di molecole</text:p>
                </text:list-item>
              </text:list>
            </text:list-item>
            <text:list-item>
              <text:p text:style-name="P22">La funzione tanh nel setting della solibilit√† √® stata modificata con un catoff preciso sulla lunghezza</text:p>
            </text:list-item>
            <text:list-item>
              <text:p text:style-name="P22">Aggiunto parametro indicante la percentuale di molecole cariche nel flusso. In questo modo si pu√≤ anche far entrare solo molecole cariche e non usare irradiation constant</text:p>
            </text:list-item>
            <text:list-item>
              <text:p text:style-name="P22">Sistemato un bag relativo all'attribuzione dello stato di molecola precipitata, a molecole gi√† create ma non valutate assegnava automaticamente il valore SOLUBLE</text:p>
            </text:list-item>
            <text:list-item>
              <text:p text:style-name="P22">Sistemato un piccolo bug che non considerava la creazione dei monomeri come creazione di nuove specie (durante l'inizializzaione)</text:p>
            </text:list-item>
            <text:list-item>
              <text:p text:style-name="P22">Sistemato il prompt in runtime in modo da dare indicazioni utili sull'andamento delle simulazioni</text:p>
            </text:list-item>
          </text:list>
        </text:list-item>
      </text:list>
      <text:h text:style-name="Heading_20_2" text:outline-level="2">Build026</text:h>
      <text:list xml:id="list6288586517605967879" text:style-name="L18">
        <text:list-item>
          <text:list>
            <text:list-item>
              <text:p text:style-name="P23">Nel flusso d'ingresso è stato tolto il volume nel passaggio tra concentrazione e molecole, in effetti è solo CONCENTRAZIONE * AVOGADRO</text:p>
            </text:list-item>
            <text:list-item>
              <text:p text:style-name="P23">La variabile ECconcentration deve essere disaccoppiata in quanto rappresentava sia la concentrazione iniziale di EC nel sistema (dipendente dal volume) e la concentrazione di energia nel flusso d'ingresso (indipendente dal volume). In questa versione PONTE la variabile ECiniziale è sistemata manualmente, ma nelle versioni successive bisogna introdurre un nuovo parametro. </text:p>
            </text:list-item>
            <text:list-item>
              <text:p text:style-name="P23">Risolto un baco nella funzione returnSelectionIdFromAWeightProbQListAlreadyNormalized che dava problemi nel caso il numero random fosse proprio 1</text:p>
            </text:list-item>
            <text:list-item>
              <text:p text:style-name="P23">Aggiunta ulna features per cui se il DeltaT tra una reazione e l'altra è maggiore di 10 viene posto a 10 per inserire un numero meno assurdo di molecole</text:p>
            </text:list-item>
          </text:list>
        </text:list-item>
      </text:list>
      <text:h text:style-name="Heading_20_2" text:outline-level="2">Build026b</text:h>
      <text:list xml:id="list7389034395512240609" text:style-name="L19">
        <text:list-item>
          <text:list>
            <text:list-item>
              <text:p text:style-name="P24">Nell'algoritmo di Gillespie i catalizzatori possono catalizzare le reazioni anche se carichi </text:p>
            </text:list-item>
          </text:list>
        </text:list-item>
      </text:list>
      <text:h text:style-name="Heading_20_2" text:outline-level="2">Build027</text:h>
      <text:list xml:id="list3884136673527319364" text:style-name="L20">
        <text:list-item>
          <text:list>
            <text:list-item>
              <text:p text:style-name="P25">1. Aggiunta di media, deviazione standard e calcolo entropia nel file times</text:p>
            </text:list-item>
          </text:list>
        </text:list-item>
      </text:list>
      <text:h text:style-name="Heading_20_2" text:outline-level="2">Build028</text:h>
      <text:list xml:id="list328005358" text:continue-numbering="true" text:style-name="L20">
        <text:list-item>
          <text:list>
            <text:list-item>
              <text:p text:style-name="P25">1. Introdurre la funzione energetica booleana rappresentata nel file energia_funzioniBooleane.xlsx</text:p>
            </text:list-item>
            <text:list-item>
              <text:p text:style-name="P25">Considerando l'or logico sulle reazioni energetiche trovare il modo di diminuire correttamente il numero di molecole cariche relative alla specie corretta. </text:p>
              <text:list>
                <text:list-item>
                  <text:p text:style-name="P25">Si assume che ogni volta che avviene una reazione gli * vengano persi in toto. </text:p>
                </text:list-item>
              </text:list>
            </text:list-item>
          </text:list>
        </text:list-item>
      </text:list>
      <text:h text:style-name="Heading_20_2" text:outline-level="2">Build029</text:h>
      <text:list xml:id="list530131014" text:continue-numbering="true" text:style-name="L20">
        <text:list-item>
          <text:list>
            <text:list-item>
              <text:p text:style-name="P25">1. Trasformare l'influx energetica in una funzione ibrida</text:p>
              <text:list>
                <text:list-item>
                  <text:p text:style-name="P25">1. Togliere il flusso di energia in ingresso</text:p>
                </text:list-item>
                <text:list-item>
                  <text:p text:style-name="P25">2. Calcolare il numero di molecole che si energizzano utilizzando la funzione X(scariche)*EC(carichi)*Kpho dove EC(Carichi) diventa l'unico parametro di energia del sistema. (l'energia è consideradata come bufferizzata dall'esterno) </text:p>
                </text:list-item>
                <text:list-item>
                  <text:p text:style-name="P25">3. Una volta ottenuto il numero di molecole da energizzare casualmente scelgo quali energizzare realmente (prendere spunto dalla funzione di efflux)</text:p>
                </text:list-item>
              </text:list>
            </text:list-item>
          </text:list>
        </text:list-item>
      </text:list>
      <text:h text:style-name="Heading_20_2" text:outline-level="2"><text:soft-page-break/>Build029.2 → CORREZIONE BAG</text:h>
      <text:list xml:id="list336901852" text:continue-numbering="true" text:style-name="L20">
        <text:list-item>
          <text:list>
            <text:list-item>
              <text:p text:style-name="P25">Corretto un bag che andava a salvare nelle reazioni di cleavage il catalizzatore sempre con ID 0. Il bag era stato introdotto con le grosse modifiche avvenute dalla versione 2.8 alla 2.9</text:p>
            </text:list-item>
          </text:list>
        </text:list-item>
      </text:list>
      <text:h text:style-name="Heading_20_2" text:outline-level="2">Build029.3</text:h>
      <text:list xml:id="list1689317691143164795" text:style-name="L21">
        <text:list-item>
          <text:p text:style-name="P46">La funzione deterministica di energizzazione è stata trasformata da <draw:frame draw:style-name="fr1" draw:name="Oggetto1" text:anchor-type="as-char" svg:width="4.36cm" svg:height="1.071cm" draw:z-index="1"><draw:object xlink:href="./Object 1" xlink:type="simple" xlink:show="embed" xlink:actuate="onLoad"/><draw:image xlink:href="./ObjectReplacements/Object 1" xlink:type="simple" xlink:show="embed" xlink:actuate="onLoad"/></draw:frame>in <draw:frame draw:style-name="fr1" draw:name="Oggetto2" text:anchor-type="as-char" svg:width="3.207cm" svg:height="1.072cm" draw:z-index="0"><draw:object xlink:href="./Object 2" xlink:type="simple" xlink:show="embed" xlink:actuate="onLoad"/><draw:image xlink:href="./ObjectReplacements/Object 2" xlink:type="simple" xlink:show="embed" xlink:actuate="onLoad"/><svg:desc>formula</svg:desc></draw:frame>in quanto tutte le molecole venivano sempre caricate</text:p>
        </text:list-item>
        <text:list-item>
          <text:p text:style-name="P46">E' stata implementata la versione 4 dell'energia</text:p>
          <text:p text:style-name="P46"/>
        </text:list-item>
      </text:list>
      <text:h text:style-name="Heading_20_2" text:outline-level="2">Build029.5</text:h>
      <text:list xml:id="list940942079587633496" text:style-name="L22">
        <text:list-item>
          <text:p text:style-name="P47">Nel caso il DT della reazione è maggiore di una costante per il tempo minimo di introduzione di una molecola dato dall'influx la reazione non avviene, vengono introdotte le molecole e si riparte. </text:p>
        </text:list-item>
      </text:list>
      <text:h text:style-name="Heading_20_2" text:outline-level="2">Build029.6</text:h>
      <text:list xml:id="list1877134029" text:continue-numbering="true" text:style-name="L22">
        <text:list-item>
          <text:p text:style-name="P47">Risolto un bug che non attribuiva un valore al Delta T alla prima reazione in caso di mancanza totale di reazioni possibili. <text:span text:style-name="T1">In alcuni casi questo comportava un comportamento anomalo in tutto il sistema</text:span></text:p>
        </text:list-item>
      </text:list>
      <text:h text:style-name="P52" text:outline-level="2">Build029.7</text:h>
      <text:list xml:id="list4132953351402474052" text:style-name="L23">
        <text:list-item>
          <text:p text:style-name="P48">Ultimo aggiornamento prima della 3.0 (forse!!!)</text:p>
        </text:list-item>
        <text:list-item>
          <text:p text:style-name="P48">Risolto un piccolo bug relativo all'attribuzione dello score nell'algoritmo di Gillespie quando due specie sono identiche in un cleavage di tipo endorgonico. Non è corretto considerare scarico e totale come due specie diverse, si potrebbe incorrere in una contraddizione</text:p>
        </text:list-item>
        <text:list-item>
          <text:p text:style-name="P48">Risolto un piccolo bug sulla reinizializzazione della variabile di controllo di diversità delle specie</text:p>
        </text:list-item>
        <text:list-item>
          <text:p text:style-name="P48">Risolto un piccolo bug relativo all'utilizzo della costante di dissociazione all'interno del calcolo dello score di Gillespie nella creazione del complesso </text:p>
        </text:list-item>
        <text:list-item>
          <text:p text:style-name="P48">Lo schema di creazione degli score di Gillespie è stato ottimizzato ed adattato alla nuova funzione booleana riguardante l'energia (000011100011). </text:p>
        </text:list-item>
        <text:list-item>
          <text:p text:style-name="P48">La costante di dissociazione per il momento è stata associata al file di configurazione</text:p>
        </text:list-item>
      </text:list>
      <text:h text:style-name="Heading_20_2" text:outline-level="2">Build029.8</text:h>
      <text:list xml:id="list1999008640013505749" text:style-name="L24">
        <text:list-item>
          <text:p text:style-name="P49">Implementata la funzione booleana energia 5b</text:p>
        </text:list-item>
        <text:list-item>
          <text:p text:style-name="P49">Modificato il metodo di introduzione dell'energia per questioni di coerenza fisica. <text:line-break/>Viene introdotto un numero di EC per secondo. Parte di questi, in base ad una Knrg carica un certo numero di molecole scariche e il rimanente numero di EC carichi si aggiunge a quelli del passo successivo.</text:p>
          <text:list>
            <text:list-item>
              <text:p text:style-name="P49">Anche gli EC entrano nel processo di uscita dal reattore con Kout e attraverso una costante di decadimento possono anche venire scaricati e non essere più considerati</text:p>
            </text:list-item>
            <text:list-item>
              <text:p text:style-name="P49">Stessa cosa vale per le specie. Lo stato energizzato di una molecola va incontro ad un decay time per cui anche questo se non vengono utilizzate si scaricano</text:p>
            </text:list-item>
            <text:list-item>
              <text:p text:style-name="P31">Controllare ci sia il numero di reazioni di Gillespie nelle statistiche runtime</text:p>
            </text:list-item>
          </text:list>
        </text:list-item>
      </text:list>
      <text:h text:style-name="Heading_20_2" text:outline-level="2">Build029.9</text:h>
      <text:list xml:id="list643968283" text:continue-list="list336901852" text:style-name="L20">
        <text:list-item>
          <text:list>
            <text:list-item>
              <text:p text:style-name="P25">Corretto un bug nella selezione casuale di un elemento da una lista di probabilità pesate.</text:p>
            </text:list-item>
            <text:list-item>
              <text:p text:style-name="P25">Corretto un bug nell'upload delle strutture già create, non veniva contatto il numero preciso di <text:soft-page-break/>complessi molecolari, la cosa non influiva fin quando non vi erano complessi nell'insieme iniziale. </text:p>
            </text:list-item>
            <text:list-item>
              <text:p text:style-name="P25">Corretto un bug nella scelta del controllo sull'uguaglianza delle specie quando catalizzatore e substrato sono la stessa specie. </text:p>
            </text:list-item>
          </text:list>
        </text:list-item>
      </text:list>
      <text:h text:style-name="P53" text:outline-level="2">Build3.0b20110729.34</text:h>
      <text:list xml:id="list191952458" text:continue-numbering="true" text:style-name="L20">
        <text:list-item>
          <text:list>
            <text:list-item>
              <text:p text:style-name="P25">Stringa binaria per la creazione dello stato energetico, fare in modo che ad ogni reazione venga letto lo stato energetico della reazione ed in base a questo vengano attivate o meno le varie reazioni</text:p>
            </text:list-item>
            <text:list-item>
              <text:p text:style-name="P25">La VI e la VII colonna della tabella acs_reactions va eliminata in quanto sostituita dalla VIII contenente la funzione booleana da implementare. La VI riguardava la costante di equilibrio non più utilizata, mentre la VII lo stato endo o exe della reazione. </text:p>
            </text:list-item>
            <text:list-item>
              <text:p text:style-name="P25">L'ultima colonna (riguardante la variabile booleana indicante la creazione da file) è stata eliminata in quanto non interessa più non essendoci una costante di equilibrio</text:p>
            </text:list-item>
            <text:list-item>
              <text:p text:style-name="P25">TEST</text:p>
            </text:list-item>
            <text:list-item>
              <text:p text:style-name="P25">Trasformazione funzione booleana e reazioni attivate</text:p>
              <text:list>
                <text:list-item>
                  <text:list>
                    <text:list-item>
                      <text:p text:style-name="P41">Gestione degli * nelle reazioni endo_complex_formation</text:p>
                    </text:list-item>
                  </text:list>
                </text:list-item>
              </text:list>
            </text:list-item>
            <text:list-item>
              <text:p text:style-name="P25">Creato il file _acsnrgbooleanfunctions.csv contenente la distribuzione delle diverse funzioni booleane</text:p>
              <text:list>
                <text:list-item>
                  <text:p text:style-name="P25">All'interno della funzione di creazione delle reazioni è stata introdotta la scelta casuale in case alla distribuzione della funzione energetica Booleana.</text:p>
                </text:list-item>
              </text:list>
            </text:list-item>
            <text:list-item>
              <text:p text:style-name="P26">MODIFICHE STRUTTURALI DEL PROGRAMMA</text:p>
              <text:list>
                <text:list-item>
                  <text:p text:style-name="P25">Eliminazione <text:span text:style-name="T2">OnlyEnvironmentCreation</text:span></text:p>
                  <text:list>
                    <text:list-item>
                      <text:p text:style-name="P25">Il parametro <text:span text:style-name="T3">onlyenvironmentcreation</text:span> è stato eliminato</text:p>
                    </text:list-item>
                    <text:list-item>
                      <text:p text:style-name="P25">La funzione <text:span text:style-name="T3">getOnlyEnvironmenCreation</text:span> va eliminata</text:p>
                    </text:list-item>
                    <text:list-item>
                      <text:p text:style-name="P25">La variabile <text:span text:style-name="T3">onlyEnvironmentCreation</text:span></text:p>
                    </text:list-item>
                  </text:list>
                </text:list-item>
                <text:list-item>
                  <text:p text:style-name="P25">Eliminazione <text:span text:style-name="T2">initialPopulationNumber</text:span> </text:p>
                  <text:list>
                    <text:list-item>
                      <text:p text:style-name="P25">Anche la funzione <text:span text:style-name="T3">createInitialMoleculePopulation</text:span> è stata eliminata </text:p>
                    </text:list-item>
                    <text:list-item>
                      <text:p text:style-name="P25">Anche la funzione <text:span text:style-name="T3">createReactionsLayer</text:span> è stata eliminata</text:p>
                    </text:list-item>
                  </text:list>
                </text:list-item>
                <text:list-item>
                  <text:p text:style-name="P25">Eliminazione <text:span text:style-name="T2">initialAmountDistribution</text:span></text:p>
                  <text:list>
                    <text:list-item>
                      <text:p text:style-name="P25">Anche la funzione <text:span text:style-name="T3">createInitialAmount</text:span> è stata eliminata </text:p>
                    </text:list-item>
                    <text:list-item>
                      <text:p text:style-name="P25">Anche la funzione <text:span text:style-name="T3">createIntialConcentration</text:span> è stata eliminata </text:p>
                    </text:list-item>
                    <text:list-item>
                      <text:p text:style-name="P25">Anche la funzione <text:span text:style-name="T3">getNutrientsFromTheFiringDisk</text:span> è stata eliminata</text:p>
                    </text:list-item>
                  </text:list>
                </text:list-item>
                <text:list-item>
                  <text:p text:style-name="P25">Eliminazione <text:span text:style-name="T2">initialMaxLength</text:span></text:p>
                </text:list-item>
                <text:list-item>
                  <text:p text:style-name="P25">energy diventa solo 1 o 0 e passa da double a int </text:p>
                </text:list-item>
                <text:list-item>
                  <text:p text:style-name="P25">energyTarget</text:p>
                </text:list-item>
                <text:list-item>
                  <text:p text:style-name="P25">percLoadedECInflux</text:p>
                </text:list-item>
                <text:list-item>
                  <text:p text:style-name="P25">influx togliere e fare che influx_rate = 0 sistema chiuso</text:p>
                </text:list-item>
                <text:list-item>
                  <text:p text:style-name="P25">Includere il parametro <text:span text:style-name="T4">ratioSpeciesEnergizable</text:span></text:p>
                  <text:list>
                    <text:list-item>
                      <text:p text:style-name="P25">Nella creazione di nuove specie devo includere anche questo parametro in modo da verificare se la nuova specie è o meno energizzabile</text:p>
                    </text:list-item>
                    <text:list-item>
                      <text:p text:style-name="P25">Caricare – Salvare – Mostrare – Utilizzare</text:p>
                    </text:list-item>
                    <text:list-item>
                      <text:p text:style-name="P25">Utilizzare → Caricare nelle specie, salvare nelle specie ed utilizzare quando si calcola l'energizzazione di una specie (attenzione a non finire in un loop infinito di ricerca specie caricabili se non ce ne sono più)</text:p>
                      <text:list>
                        <text:list-item>
                          <text:p text:style-name="P27">funzione printAllChargeMols per controllare</text:p>
                        </text:list-item>
                      </text:list>
                    </text:list-item>
                  </text:list>
                </text:list-item>
                <text:list-item>
                  <text:p text:style-name="P25">Introdurre una colonna nelle specie indicante se la specie è energizzabile o meno, modificare l'energizzazione per considerare tale parametro</text:p>
                </text:list-item>
                <text:list-item>
                  <text:p text:style-name="P25">Nel file di configurazione K_irrad è stato sostituito con K_nrg_decay </text:p>
                </text:list-item>
              </text:list>
            </text:list-item>
            <text:list-item>
              <text:p text:style-name="P25">E' stato introdotto il parametro <text:span text:style-name="T4">maxLout</text:span> indicante la lunghezza massima delle specie che possono uscire dal reattore durante il processo di efflux. Un valore del parametro pari a 0 indica che non c'è limite alla lunghezza delle specie in uscita. </text:p>
            </text:list-item>
            <text:list-item>
              <text:p text:style-name="P25">Nel file times.csv sono state inserite tre colonne contenenti i millisecondi necessari a utilizzare l'algoritmo di Gillespie, eseguire una reazione e valutare nuove specie, altre attività</text:p>
            </text:list-item>
            <text:list-item>
              <text:p text:style-name="P28">Nella creazione delle nuove catalisi è stato implementato un vero e proprio processo di campionamento</text:p>
            </text:list-item>
            <text:list-item>
              <text:p text:style-name="P28">Il flusso d'ingresso viene ora controllato da due parametri, influx_rate e maxLOut, combinazioni possibili:</text:p>
              <text:list>
                <text:list-item>
                  <text:p text:style-name="P28">0 – 0 → non c'è flusso</text:p>
                </text:list-item>
                <text:list-item>
                  <text:p text:style-name="P28">0 – &gt;0 → Le concentrazioni delle molecole lunghe fino a maxLOut non vengono mai cambiate, vengono tenute fisse</text:p>
                </text:list-item>
                <text:list-item>
                  <text:p text:style-name="P28"><text:soft-page-break/>1 - &gt;0 → Sistema aperto, flusso con filtro all'uscita basato sul valore di maxLOut</text:p>
                </text:list-item>
                <text:list-item>
                  <text:p text:style-name="P28">1 – 0 → flusso classico... </text:p>
                </text:list-item>
              </text:list>
            </text:list-item>
            <text:list-item>
              <text:p text:style-name="P25"><text:span text:style-name="T6">Nel file .pro è stata inserita la stringa “</text:span>QMAKE_MAC_SDK<text:span text:style-name="T5"> </text:span>=<text:span text:style-name="T5"> </text:span>/Developer/SDKs/MacOSX10.6.sdk” in modo da permettere la compilazione sotto macOSX lion.</text:p>
            </text:list-item>
            <text:list-item>
              <text:p text:style-name="P25">La formattazione dei messaggi a monitor è stata modificata per essere chiara anche su sistemi windows. </text:p>
            </text:list-item>
          </text:list>
        </text:list-item>
      </text:list>
      <text:h text:style-name="P53" text:outline-level="2">Build3.0b20110805.35</text:h>
      <text:list xml:id="list959124769" text:continue-numbering="true" text:style-name="L20">
        <text:list-item>
          <text:list>
            <text:list-item>
              <text:p text:style-name="P25">La colonna getConcentrationFixed è stata aggiunta nel salvataggio file species</text:p>
            </text:list-item>
            <text:list-item>
              <text:p text:style-name="P32">Nel salvataggio del file species aggiungere anche la colonna che indica la possibilità di essere caricati. </text:p>
            </text:list-item>
          </text:list>
        </text:list-item>
      </text:list>
      <text:h text:style-name="P59" text:outline-level="2">Build3.0b20111216.36</text:h>
      <text:list xml:id="list1332339158" text:continue-numbering="true" text:style-name="L20">
        <text:list-item>
          <text:list>
            <text:list-item>
              <text:p text:style-name="P32">La migrazione verso la non QT version del simulatore è cominciata. </text:p>
            </text:list-item>
            <text:list-item>
              <text:p text:style-name="P32">Il parametro nGen adesso rappresenta in numero di volte in cui una simulazione ha nuovamente inizio, i.e. Le concentrazioni vengono riportate a quelle iniziali ma la simlazione va avanti con la chimica creata fino a quel momento. In caso ne viene aggiunta dell'altra, create dalla nuova simulazione. </text:p>
            </text:list-item>
          </text:list>
        </text:list-item>
      </text:list>
      <text:h text:style-name="P61" text:outline-level="2">Build3.2b20120229.45</text:h>
      <text:list xml:id="list1146842194" text:continue-numbering="true" text:style-name="L20">
        <text:list-item>
          <text:list>
            <text:list-item>
              <text:p text:style-name="P50">La quasi totalità delle librerie <text:span text:style-name="T4">QT</text:span> è stata rimossa, mancano adesso le funzioni di I/O da file e la gestione dei cronometri</text:p>
            </text:list-item>
            <text:list-item>
              <text:p text:style-name="P50">Il costrutto <text:span text:style-name="T7">try</text:span> e <text:span text:style-name="T7">catch</text:span> è stato aggiunto un po' ovunque per controllare eventuali errori. </text:p>
            </text:list-item>
          </text:list>
        </text:list-item>
      </text:list>
      <text:h text:style-name="P53" text:outline-level="2">Build3.2b20120327.47</text:h>
      <text:list xml:id="list1645623690" text:continue-numbering="true" text:style-name="L20">
        <text:list-item>
          <text:list>
            <text:list-item>
              <text:p text:style-name="P50">Minor bugs has been fixed</text:p>
            </text:list-item>
          </text:list>
        </text:list-item>
      </text:list>
      <text:h text:style-name="P53" text:outline-level="2">Build3.2b20120402.48</text:h>
      <text:list xml:id="list890069074" text:continue-numbering="true" text:style-name="L20">
        <text:list-item>
          <text:list>
            <text:list-item>
              <text:p text:style-name="P51">The ratio between backward and forward reactions has been added. </text:p>
            </text:list-item>
          </text:list>
        </text:list-item>
      </text:list>
      <text:h text:style-name="P54" text:outline-level="2">Build3.2b20130403.51</text:h>
      <text:list xml:id="list354442673" text:continue-numbering="true" text:style-name="L20">
        <text:list-item>
          <text:list>
            <text:list-item>
              <text:p text:style-name="P29">Several improvements</text:p>
            </text:list-item>
          </text:list>
        </text:list-item>
      </text:list>
      <text:h text:style-name="P55" text:outline-level="2">Build<text:span text:style-name="T9">4.0</text:span>b20130<text:span text:style-name="T9">705</text:span>.52</text:h>
      <text:p text:style-name="P2"/>
      <text:list xml:id="list332969290" text:continue-numbering="true" text:style-name="L20">
        <text:list-item>
          <text:list>
            <text:list-item>
              <text:p text:style-name="P33"><text:span text:style-name="T9">Eliminate</text:span> definitivamente le QT aggiungendo la lettura classica da file (e la scrittura)</text:p>
            </text:list-item>
          </text:list>
        </text:list-item>
      </text:list>
      <text:p text:style-name="P5"/>
      <text:h text:style-name="P56" text:outline-level="2">Build<text:span text:style-name="T9">4.</text:span><text:span text:style-name="T10">1</text:span>b20130<text:span text:style-name="T9">70</text:span><text:span text:style-name="T10">7</text:span>.5<text:span text:style-name="T10">3</text:span></text:h>
      <text:p text:style-name="P3"/>
      <text:list xml:id="list207073905" text:continue-numbering="true" text:style-name="L20">
        <text:list-item>
          <text:list>
            <text:list-item>
              <text:p text:style-name="P37">Aggiunto parametro in grado di controllare la creazione o meno di nuove specie e reazioni in base alla probabilità di creare roba nuova. </text:p>
            </text:list-item>
            <text:list-item>
              <text:p text:style-name="P39">Inserito il parametro di crescita o meno del volume </text:p>
            </text:list-item>
            <text:list-item>
              <text:p text:style-name="P39">Inserito parametro riguardante il tipo di divisione della cellula, stocastico o deterministico. </text:p>
            </text:list-item>
          </text:list>
        </text:list-item>
      </text:list>
      <text:h text:style-name="P57" text:outline-level="2">Build<text:span text:style-name="T9">4.</text:span><text:span text:style-name="T11">2</text:span>b20130<text:span text:style-name="T9">7</text:span><text:span text:style-name="T11">1</text:span><text:span text:style-name="T9">5</text:span>.5<text:span text:style-name="T11">4</text:span></text:h>
      <text:p text:style-name="P4"/>
      <text:list xml:id="list1702214152" text:continue-numbering="true" text:style-name="L20">
        <text:list-item>
          <text:list>
            <text:list-item>
              <text:p text:style-name="P40">Correzione di errori</text:p>
            </text:list-item>
          </text:list>
        </text:list-item>
      </text:list>
      <text:h text:style-name="P56" text:outline-level="2">Build<text:span text:style-name="T9">4.</text:span><text:span text:style-name="T12">4</text:span>b20130<text:span text:style-name="T9">7</text:span><text:span text:style-name="T12">31</text:span>.5<text:span text:style-name="T12">6</text:span></text:h>
      <text:p text:style-name="P3"/>
      <text:list xml:id="list670708287" text:continue-numbering="true" text:style-name="L20">
        <text:list-item>
          <text:list>
            <text:list-item>
              <text:p text:style-name="P34"><text:span text:style-name="T10">Creata la nuova funzione di valutazione delle nuove specie con il nuovo metodo di </text:span><text:soft-page-break/><text:span text:style-name="T10">aggiornamento reazioni per le vecchie. </text:span></text:p>
            </text:list-item>
            <text:list-item>
              <text:p text:style-name="P37">Aggiornato l'algoritmo di Gillespie in modo da considerare quale reagente usare per la creazione del complesso.</text:p>
            </text:list-item>
          </text:list>
        </text:list-item>
      </text:list>
      <text:h text:style-name="P58" text:outline-level="2">Build<text:span text:style-name="T9">4.</text:span><text:span text:style-name="T13">5</text:span>b20130<text:span text:style-name="T13">918</text:span>.5<text:span text:style-name="T13">7</text:span></text:h>
      <text:p text:style-name="P30"/>
      <text:list xml:id="list787117463" text:continue-numbering="true" text:style-name="L20">
        <text:list-item>
          <text:list>
            <text:list-item>
              <text:p text:style-name="P35"><text:span text:style-name="T13">Maggiori Aggiornamenti</text:span></text:p>
              <text:list>
                <text:list-item>
                  <text:p text:style-name="P35"><text:span text:style-name="T13">La funzione che implementa l'algoritmo di Gillespie è stata sostanzialmente modificata portando la complessità computazionale da R*S a R+S.</text:span></text:p>
                </text:list-item>
                <text:list-item>
                  <text:p text:style-name="P36"><text:span text:style-name="T14">Introdotta la dissociazione deterministica del complesso</text:span></text:p>
                </text:list-item>
              </text:list>
            </text:list-item>
            <text:list-item>
              <text:p text:style-name="P35"><text:span text:style-name="T13">Minori aggiornamenti</text:span></text:p>
              <text:list>
                <text:list-item>
                  <text:p text:style-name="P38"><text:span text:style-name="T13">Adesso il sistema mostra in runtime anche il numero di complessazioni. </text:span></text:p>
                </text:list-item>
              </text:list>
            </text:list-item>
          </text:list>
        </text:list-item>
      </text:list>
      <text:h text:style-name="P60" text:outline-level="2">Build3.2b20130705.????</text:h>
      <text:list xml:id="list918536078" text:continue-numbering="true" text:style-name="L20">
        <text:list-item>
          <text:list>
            <text:list-item>
              <text:p text:style-name="P43">Ottimizzare l'algoritmo di Gillespie evitando di ricrearlo ad ogni reazione ma semplicemente aggiornando la struttura</text:p>
            </text:list-item>
            <text:list-item>
              <text:p text:style-name="P44">Leggere riferimenti per l'ottimizzazione dell'algoritmo di Gillespie </text:p>
            </text:list-item>
            <text:list-item>
              <text:p text:style-name="P45">Aggiungere un file contenente il numero di volte in cui vengono rifatte le simulazioni in seguito al raggiungimento del tempo massimo di computazione</text:p>
            </text:list-item>
            <text:list-item>
              <text:p text:style-name="P45">Aggiungere il parametro che controlla la cr<text:span text:style-name="T8">e</text:span>azione delle costanti cinetiche delle reazioni inverse. </text:p>
            </text:list-item>
            <text:list-item>
              <text:p text:style-name="P45">Trovare il modo di eliminare le variabili &lt;species&gt;firingDisk ed il parametro lastFiringDiskSpeciesID.</text:p>
            </text:list-item>
            <text:list-item>
              <text:p text:style-name="P42">Risolvere il piccolo bug che quando crea la lista delle specie utilizzabili per le reazioni faccio il confronto con l'ID massimo del firing disk invece di selezionare proprio le specie che non sono presenti nel firing disk (questo perché potrebbe esserci un flusso vario non solo composto da specie &lt;= X) → riga526 environment.cpp</text:p>
            </text:list-item>
            <text:list-item>
              <text:p text:style-name="P42">Introdurre una variabile flag indicante il tipo di molecola (levogiro o destrogiro) <text:s/></text:p>
            </text:list-item>
            <text:list-item>
              <text:p text:style-name="P42">Ottimizzare la funzione di creazione di un numero di specie vicino al numero massimo... creare tutte le specie e poi eliminarne qualcuna. Fare in modo che se il parametro riguardante il numero di specie iniziali e negativo vengono create tutte e cancellate un numero pari al parametro di specie</text:p>
            </text:list-item>
          </text:list>
        </text:list-item>
      </text:list>
      <text:p text:style-name="Standard"/>
      <text:p text:style-name="Standard">--------------------------------------------------------------------------------------------------------------------------------</text:p>
      <text:p text:style-name="Standard"/>
      <text:p text:style-name="P1">STATISTISC - VERSION 1.0</text:p>
      <text:p text:style-name="Standard">build 06</text:p>
      <text:p text:style-name="Standard">Risolvere un baco nella creazione del file delle distribuzioni </text:p>
      <text:p text:style-name="Standard">Controllare perché il grafico landscape non stampa tutti i valori</text:p>
      <text:p text:style-name="Standard">Nelle statistiche considerare sia la matrice di adiacenza substrato prodotto che quella catalizzatore prodotto</text:p>
      <text:p text:style-name="Standard">Dividere la statistica normale dalla network analysis</text:p>
      <text:p text:style-name="Standard">Implementare la funzione per il 3D space per</text:p>
      <text:p text:style-name="Standard">Numero di specie</text:p>
      <text:p text:style-name="Standard">Distribuzione delle specie</text:p>
      <text:p text:style-name="Standard">build 07</text:p>
      <text:p text:style-name="Standard">Sistemare l'lagoritmo in funzione del fatto che adesso i file non avranno necessariamente la stessa lunghezza. </text:p>
      <text:p text:style-name="Standard">Adattata alle nuove specifiche del simulatore con range temporale e non più del numero di reazioni per quel che riguarda le statistiche di base</text:p>
      <text:p text:style-name="Standard">build 08 &lt;- fino alla build 005</text:p>
      <text:p text:style-name="Standard">Provare a fare un grafico lunghezza vs quantità er ogni simulazione e studiare la nuvla di punti</text:p>
      <text:p text:style-name="Standard">build 09</text:p>
      <text:p text:style-name="Standard">Misurare l'in-degree per specie e molecole</text:p>
      <text:p text:style-name="Standard">Provare a costruire anche matrici di adiacenza utilizzando l'integrale delle funzioni avvenute in un intervallo di tempo</text:p>
      <text:p text:style-name="Standard">Grafico lunghezze versus quantità</text:p>
      <text:p text:style-name="Standard">grafico con quantità teorica di cleavage e condensazione</text:p>
      <text:p text:style-name="Standard">Fare un grafico che contenga i rapporti numero_link versus nodi su scala logaritmica per poter tenere in considerazione la nascita di strutture scale.free</text:p>
      <text:p text:style-name="Standard">Implementare una funzione che controlli la distribuzione iniziale di tutti i monomeri... dovrebbe essere uniforme!!!</text:p>
      <text:p text:style-name="Standard">Una cosa carina sarebbe trovare anche gli enzimi allosterici e verificare che non ci sia un contribuito lineare (ma sigmoide) </text:p>
      <text:p text:style-name="Standard">Misurare l'evolutionary activity</text:p>
      <text:p text:style-name="Standard">Ad ogni specie viene assegnato un counter che cresce se questa rimane in vita e va a zero se questa muore</text:p>
      <text:p text:style-name="Standard">Assegnare un counter alle reazioni che avvengono in un intervallo di tempo</text:p>
      <text:p text:style-name="Standard">Assegnare un counter ai catalizzatori che catalizzano qualcosa in un intervallo di tempo</text:p>
      <text:p text:style-name="Standard">Misurare il coefficiente di clustering</text:p>
      <text:p text:style-name="Standard">Creare la rete finale pesata secondo il numero di reazioni di un certo tipo avvenute durante la simulazione e nel caso considerare solo le reazioni sopra una certa soglia.</text:p>
      <text:p text:style-name="Standard">Studiare per bene un manuale sulle reti</text:p>
      <text:p text:style-name="Standard">Controllare il significato di catalizzante</text:p>
      <text:p text:style-name="Standard">controllare il significato di (nn ricordo ma mi aiuta a ricordare)</text:p>
      <text:p text:style-name="Standard">Eliminare il grafico 80-20 (misura indicativa ed inutile)</text:p>
      <text:p text:style-name="Standard">Studiare per bene la in-vitro evolution</text:p>
      <text:p text:style-name="Standard">DOCUMENTATION - VERSIONE 1.0</text:p>
      <text:p text:style-name="Standard">Preparare la documentazione e controllare i commenti</text:p>
      <text:p text:style-name="Standard">IDEE FUTURE</text:p>
      <text:p text:style-name="Standard">Verificare a dovere l'esperimento riguardante il catalizzatore substrato</text:p>
      <text:p text:style-name="Standard">Implementare la shape relation: ad ogni specie vengono assegnate due dimensioni, una in funzione del tempo e una in funzione della struttura (e.g. più volte il polimero cambia)</text:p>
      <text:p text:style-name="Standard">Introdurre l'energia</text:p>
      <text:p text:style-name="Standard">Una possibile idea riguarda l'introduzione di molecole tipo ATP che vanno a energizzare, creando complessi, le molecole da energizzare. </text:p>
      <text:p text:style-name="Standard">Un'altra ipotesi è quella di energizzare le molecole utilizzando un'altra reazione (e.g. sulla falsa riga dell'EFFLUX)</text:p>
      <text:p text:style-name="Standard"/>
      <text:p text:style-name="Standard"/>
      <text:p text:style-name="Standard">----------------------------------------------------------------------------------------------------------------------------------------------------------------------------------------------------</text:p>
      <text:p text:style-name="Standard">----------------------------------------------------------------------------------------------------------------------------------------------------------------------------------------------------</text:p>
      <text:p text:style-name="Standard"/>
      <text:p text:style-name="Standard"/>
      <text:p text:style-name="Standard">PASSAGGIO DA R A PYTHON</text:p>
      <text:p text:style-name="Standard">Creare un Bridge in grado per trasformare i dati grezzi di C++ in dati di input per la network analysis</text:p>
      <text:p text:style-name="Standard"><text:tab/>⁃<text:tab/>Effettuare tutte le analisi statistiche in python </text:p>
      <text:p text:style-name="Standard">Effettuare le analisi sui "possible reaction graqh" in python </text:p>
      <text:p text:style-name="Standard"><text:soft-page-break/>Fare anche le analisi di rete con python </text:p>
      <text:p text:style-name="Standard"/>
      <text:p text:style-name="Standard">----------------------------------------------------------------------------------------------------------------------------------------------------------------------------------------------------</text:p>
      <text:p text:style-name="Standard">----------------------------------------------------------------------------------------------------------------------------------------------------------------------------------------------------</text:p>
      <text:p text:style-name="Standard"/>
      <text:p text:style-name="Standard">PYTHON</text:p>
      <text:p text:style-name="Standard">FARE IN MODO CHE UNA VOLTA DEFINITA LA SOGLIA VENGONO SELEZIONATE LE SPECIE SOPRA QUESTO E SI VEDE DA DOVE SONO PRODOTTE!!!</text:p>
      <text:p text:style-name="Standard">STATISTICS</text:p>
      <text:p text:style-name="Standard">2.1</text:p>
      <text:p text:style-name="Standard">2.2 </text:p>
      <text:p text:style-name="Standard">Considerare le concentrazioni e non più le quantità </text:p>
      <text:p text:style-name="Standard">Farlo con il file delle statistiche, mentre si calcolano molecole vive e quant'altro fare anche l'energia</text:p>
      <text:p text:style-name="Standard">IGRAPHCREATION</text:p>
      <text:p text:style-name="Standard">1.0</text:p>
      <text:p text:style-name="Standard">1.1</text:p>
      <text:p text:style-name="Standard">Utilizzare le funzioni python per la suddivisione dei nomi dei file --&gt; cap. 3.4.5 (Splitting Filenames) pag. 143</text:p>
      <text:p text:style-name="Standard">1.2</text:p>
      <text:p text:style-name="Standard">Creare anche i grafi relativi ai substrati prodotti</text:p>
      <text:p text:style-name="Standard">Durante la creazione dei grafi fare gli array contenenti il numero di NRGcarrier e plottare tutto alla fine, sia i singoli che i totali con error bar</text:p>
      <text:p text:style-name="Standard">Controllare il grafico di dispersione delle concentrazioni, probabilmente riscalare le concentrazioni porta a valori troppo piccoli che nono vengono mostrati</text:p>
      <text:p text:style-name="Standard">Rcran </text:p>
      <text:p text:style-name="Standard">Io ho il file della rete con le reazioni che sono accadute nel passato, io prendo tutti i prodotti (no influx) e guardo da dove arrivano</text:p>
      <text:p text:style-name="Standard">devo creare due reti, una con il decay time che voglio e una senza in modo da poter, su quest'ultima, calcolare la provenienza delle specie nate.</text:p>
      <text:p text:style-name="Standard">Non prendo tutte le specie viventi perché non ho indicazioni sul fatto che fossero già li.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enlo-Regular" svg:font-family="Menlo-Regular"/>
    <style:font-face style:name="OpenSymbol" svg:font-family="OpenSymbol"/>
    <style:font-face style:name="Courier1" svg:font-family="Courier" style:font-family-generic="modern" style:font-pitch="fixed"/>
    <style:font-face style:name="Courier" svg:font-family="Courier" style:font-adornments="Regolare"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Gill Sans3" svg:font-family="'Gill Sans'" style:font-family-generic="swiss" style:font-pitch="variable"/>
    <style:font-face style:name="Gill Sans1" svg:font-family="'Gill Sans'" style:font-adornments="Corsivo" style:font-family-generic="swiss" style:font-pitch="variable"/>
    <style:font-face style:name="Gill Sans" svg:font-family="'Gill Sans'" style:font-adornments="Grassetto" style:font-family-generic="swiss" style:font-pitch="variable"/>
    <style:font-face style:name="Gill Sans2" svg:font-family="'Gill Sans'" style:font-adornments="Leggero"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fo:font-weight="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Gill San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eb613d">
        <style:background-image/>
      </style:paragraph-properties>
      <style:text-properties style:font-name="Gill Sans1" fo:font-size="12pt" fo:font-style="italic" fo:font-weight="normal"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da_20_fare" style:display-name="da fare" style:family="paragraph" style:parent-style-name="Standard">
      <style:text-properties fo:color="#ff0000"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 style:font-size-asian="10pt" style:font-name-complex="DejaVu Sans Mono" style:font-size-complex="10pt"/>
    </style:style>
    <style:style style:name="codice" style:family="paragraph" style:parent-style-name="Standard">
      <style:text-properties style:font-name="Courier" fo:font-size="10pt" fo:font-weight="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5_20_1" style:display-name="RTF_Num 5 1" style:family="text"/>
    <style:style style:name="RTF_5f_Num_20_5_20_2" style:display-name="RTF_Num 5 2" style:family="text"/>
    <style:style style:name="RTF_5f_Num_20_6_20_1" style:display-name="RTF_Num 6 1" style:family="text"/>
    <style:style style:name="RTF_5f_Num_20_6_20_2" style:display-name="RTF_Num 6 2"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bullet text:level="2" text:style-name="RTF_5f_Num_20_2_20_2" text:bullet-char="⁃">
        <style:list-level-properties text:space-before="1.905cm" text:min-label-width="0.635cm"/>
      </text:list-level-style-bullet>
      <text:list-level-style-bullet text:level="3" text:style-name="RTF_5f_Num_20_2_20_3" text:bullet-char="⁃">
        <style:list-level-properties text:space-before="3.175cm" text:min-label-width="0.635cm"/>
      </text:list-level-style-bullet>
      <text:list-level-style-bullet text:level="4" text:style-name="RTF_5f_Num_20_2_20_4" text:bullet-char="⁃">
        <style:list-level-properties text:space-before="4.445cm" text:min-label-width="0.635cm"/>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text:bullet-char="•">
        <style:list-level-properties text:space-before="0.635cm" text:min-label-width="0.635cm"/>
      </text:list-level-style-bullet>
      <text:list-level-style-bullet text:level="2" text:style-name="RTF_5f_Num_20_3_20_2" text:bullet-char="⁃">
        <style:list-level-properties text:space-before="1.905cm" text:min-label-width="0.635cm"/>
      </text:list-level-style-bullet>
      <text:list-level-style-bullet text:level="3" text:style-name="RTF_5f_Num_20_3_20_3" text:bullet-char="⁃">
        <style:list-level-properties text:space-before="3.175cm" text:min-label-width="0.635cm"/>
      </text:list-level-style-bullet>
      <text:list-level-style-bullet text:level="4" text:style-name="RTF_5f_Num_20_3_20_4" text:bullet-char="⁃">
        <style:list-level-properties text:space-before="4.445cm" text:min-label-width="0.635cm"/>
      </text:list-level-style-bullet>
      <text:list-level-style-bullet text:level="5" text:style-name="RTF_5f_Num_20_3_20_5" text:bullet-char="⁃">
        <style:list-level-properties text:space-before="5.715cm" text:min-label-width="0.635cm"/>
      </text:list-level-style-bullet>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0.635cm" text:min-label-width="0.635cm"/>
      </text:list-level-style-bullet>
      <text:list-level-style-bullet text:level="2" text:style-name="RTF_5f_Num_20_4_20_2" text:bullet-char="⁃">
        <style:list-level-properties text:space-before="1.905cm" text:min-label-width="0.635cm"/>
      </text:list-level-style-bullet>
      <text:list-level-style-bullet text:level="3" text:style-name="RTF_5f_Num_20_4_20_3" text:bullet-char="⁃">
        <style:list-level-properties text:space-before="3.175cm" text:min-label-width="0.635cm"/>
      </text:list-level-style-bullet>
      <text:list-level-style-bullet text:level="4" text:style-name="RTF_5f_Num_20_4_20_4" text:bullet-char="⁃">
        <style:list-level-properties text:space-before="4.445cm" text:min-label-width="0.635cm"/>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text:bullet-char="•">
        <style:list-level-properties text:space-before="0.635cm" text:min-label-width="0.635cm"/>
      </text:list-level-style-bullet>
      <text:list-level-style-bullet text:level="2" text:style-name="RTF_5f_Num_20_5_20_2"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text:bullet-char="•">
        <style:list-level-properties text:space-before="0.635cm" text:min-label-width="0.635cm"/>
      </text:list-level-style-bullet>
      <text:list-level-style-bullet text:level="2" text:style-name="RTF_5f_Num_20_6_20_2"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text:bullet-char="•">
        <style:list-level-properties text:space-before="0.635cm" text:min-label-width="0.635cm"/>
      </text:list-level-style-bullet>
      <text:list-level-style-bullet text:level="2" text:style-name="RTF_5f_Num_20_7_20_2" text:bullet-char="⁃">
        <style:list-level-properties text:space-before="1.905cm" text:min-label-width="0.635cm"/>
      </text:list-level-style-bullet>
      <text:list-level-style-bullet text:level="3" text:style-name="RTF_5f_Num_20_7_20_3" text:bullet-char="⁃">
        <style:list-level-properties text:space-before="3.175cm" text:min-label-width="0.635cm"/>
      </text:list-level-style-bullet>
      <text:list-level-style-bullet text:level="4" text:style-name="RTF_5f_Num_20_7_20_4" text:bullet-char="⁃">
        <style:list-level-properties text:space-before="4.445cm" text:min-label-width="0.635cm"/>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 Valli</meta:initial-creator>
    <meta:creation-date>2010-11-08T10:01:49</meta:creation-date>
    <dc:date>2013-09-18T17:54:45</dc:date>
    <meta:editing-duration>P2DT9H2M9S</meta:editing-duration>
    <meta:editing-cycles>97</meta:editing-cycles>
    <meta:generator>LibreOffice/4.0.5.2$MacOSX_x86 LibreOffice_project/5464147a081647a250913f19c0715bca595af2f</meta:generator>
    <dc:creator>Alessandro Filisetti</dc:creator>
    <meta:document-statistic meta:table-count="0" meta:image-count="0" meta:object-count="2" meta:page-count="11" meta:paragraph-count="341" meta:word-count="4628" meta:character-count="30615" meta:non-whitespace-character-count="26479"/>
  </office:meta>
</office:document-meta>
</file>

<file path=Object 1/content.xml><?xml version="1.0" encoding="utf-8"?>
<math xmlns="http://www.w3.org/1998/Math/MathML">
  <semantics>
    <mrow>
      <mfrac>
        <mrow>
          <mi>d</mi>
          <msup>
            <mrow>
              <mi stretchy="false" mathvariant="normal">[</mi>
              <mi mathvariant="italic">Xc</mi>
              <mi stretchy="false" mathvariant="normal">]</mi>
            </mrow>
          </msup>
        </mrow>
        <mi mathvariant="italic">dt</mi>
      </mfrac>
      <mi mathvariant="normal">=</mi>
      <mrow>
        <mrow>
          <mrow>
            <mi stretchy="false" mathvariant="normal">[</mi>
            <mi mathvariant="italic">EC</mi>
            <mi stretchy="false" mathvariant="normal">]</mi>
          </mrow>
          <mi mathvariant="normal">∗</mi>
          <mrow>
            <mi stretchy="false" mathvariant="normal">[</mi>
            <mi>X</mi>
            <mi stretchy="false" mathvariant="normal">]</mi>
          </mrow>
        </mrow>
        <mi mathvariant="normal">∗</mi>
        <msub>
          <mi>K</mi>
          <mi>p</mi>
        </msub>
      </mrow>
    </mrow>
    <annotation encoding="StarMath 5.0">{d[Xc]^{}} over dt = [EC] * [X] * K_{p}</annotation>
  </semantics>
</math>
</file>

<file path=Object 2/content.xml><?xml version="1.0" encoding="utf-8"?>
<math xmlns="http://www.w3.org/1998/Math/MathML">
  <semantics>
    <mrow>
      <mfrac>
        <mrow>
          <mi>d</mi>
          <msup>
            <mrow>
              <mi stretchy="false" mathvariant="normal">[</mi>
              <mi mathvariant="italic">Xc</mi>
              <mi stretchy="false" mathvariant="normal">]</mi>
            </mrow>
          </msup>
        </mrow>
        <mi mathvariant="italic">dt</mi>
      </mfrac>
      <mi mathvariant="normal">=</mi>
      <mrow>
        <mrow>
          <mi stretchy="false" mathvariant="normal">[</mi>
          <mi>X</mi>
          <mi stretchy="false" mathvariant="normal">]</mi>
        </mrow>
        <mi mathvariant="normal">∗</mi>
        <msub>
          <mi>K</mi>
          <mi>p</mi>
        </msub>
      </mrow>
    </mrow>
    <annotation encoding="StarMath 5.0">{d[Xc]^{}} over dt = [X] * K_{p}</annotation>
  </semantics>
</math>
</file>